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0.2283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device</text:p>
          </table:table-cell>
          <table:table-cell office:value-type="string">
            <text:p>rxtemprate0</text:p>
          </table:table-cell>
          <table:table-cell office:value-type="string">
            <text:p>rxtemprate</text:p>
          </table:table-cell>
          <table:table-cell office:value-type="string">
            <text:p>rxpositionrate0</text:p>
          </table:table-cell>
          <table:table-cell office:value-type="string">
            <text:p>rxpositionrate</text:p>
          </table:table-cell>
          <table:table-cell office:value-type="string">
            <text:p>scale</text:p>
          </table:table-cell>
          <table:table-cell office:value-type="string">
            <text:p>offset</text:p>
          </table:table-cell>
          <table:table-cell office:value-type="string">
            <text:p>mintorque</text:p>
          </table:table-cell>
          <table:table-cell office:value-type="string">
            <text:p>maxtorque</text:p>
          </table:table-cell>
          <table:table-cell office:value-type="string">
            <text:p>minspeed</text:p>
          </table:table-cell>
          <table:table-cell office:value-type="string">
            <text:p>maxspeed</text:p>
          </table:table-cell>
          <table:table-cell office:value-type="string">
            <text:p>minangle</text:p>
          </table:table-cell>
          <table:table-cell office:value-type="string">
            <text:p>maxangle</text:p>
          </table:table-cell>
        </table:table-row>
        <table:table-row table:style-name="ro1">
          <table:table-cell office:value-type="string">
            <text:p>LEG1_KNEE</text:p>
          </table:table-cell>
          <table:table-cell office:value-type="float" office:value="11">
            <text:p>1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]*(1+0.05*(RAND()*2-1))" office:value-type="float" office:value="0.0688871498188625">
            <text:p>0.0688871498</text:p>
          </table:table-cell>
          <table:table-cell office:value-type="float" office:value="0">
            <text:p>0</text:p>
          </table:table-cell>
          <table:table-cell table:formula="of:=[.F2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5">
            <text:p>-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FEMUR</text:p>
          </table:table-cell>
          <table:table-cell office:value-type="float" office:value="12">
            <text:p>1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]*(1+0.05*(RAND()*2-1))" office:value-type="float" office:value="0.0660120087613662">
            <text:p>0.0660120088</text:p>
          </table:table-cell>
          <table:table-cell office:value-type="float" office:value="0">
            <text:p>0</text:p>
          </table:table-cell>
          <table:table-cell table:formula="of:=[.F3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1_HIP</text:p>
          </table:table-cell>
          <table:table-cell office:value-type="float" office:value="13">
            <text:p>1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4]*(1+0.05*(RAND()*2-1))" office:value-type="float" office:value="0.0639307198456178">
            <text:p>0.0639307198</text:p>
          </table:table-cell>
          <table:table-cell office:value-type="float" office:value="0">
            <text:p>0</text:p>
          </table:table-cell>
          <table:table-cell table:formula="of:=[.F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KNEE</text:p>
          </table:table-cell>
          <table:table-cell office:value-type="float" office:value="21">
            <text:p>2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5]*(1+0.05*(RAND()*2-1))" office:value-type="float" office:value="0.0656802126672119">
            <text:p>0.0656802127</text:p>
          </table:table-cell>
          <table:table-cell office:value-type="float" office:value="0">
            <text:p>0</text:p>
          </table:table-cell>
          <table:table-cell table:formula="of:=[.F5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FEMUR</text:p>
          </table:table-cell>
          <table:table-cell office:value-type="float" office:value="22">
            <text:p>2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6]*(1+0.05*(RAND()*2-1))" office:value-type="float" office:value="0.0656956425153961">
            <text:p>0.0656956425</text:p>
          </table:table-cell>
          <table:table-cell office:value-type="float" office:value="0">
            <text:p>0</text:p>
          </table:table-cell>
          <table:table-cell table:formula="of:=[.F6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2_HIP</text:p>
          </table:table-cell>
          <table:table-cell office:value-type="float" office:value="23">
            <text:p>2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7]*(1+0.05*(RAND()*2-1))" office:value-type="float" office:value="0.0639521762449294">
            <text:p>0.0639521762</text:p>
          </table:table-cell>
          <table:table-cell office:value-type="float" office:value="0">
            <text:p>0</text:p>
          </table:table-cell>
          <table:table-cell table:formula="of:=[.F7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KNEE</text:p>
          </table:table-cell>
          <table:table-cell office:value-type="float" office:value="31">
            <text:p>3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8]*(1+0.05*(RAND()*2-1))" office:value-type="float" office:value="0.0678908847024043">
            <text:p>0.0678908847</text:p>
          </table:table-cell>
          <table:table-cell office:value-type="float" office:value="0">
            <text:p>0</text:p>
          </table:table-cell>
          <table:table-cell table:formula="of:=[.F8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FEMUR</text:p>
          </table:table-cell>
          <table:table-cell office:value-type="float" office:value="32">
            <text:p>3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9]*(1+0.05*(RAND()*2-1))" office:value-type="float" office:value="0.0637630225593845">
            <text:p>0.0637630226</text:p>
          </table:table-cell>
          <table:table-cell office:value-type="float" office:value="0">
            <text:p>0</text:p>
          </table:table-cell>
          <table:table-cell table:formula="of:=[.F9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3_HIP</text:p>
          </table:table-cell>
          <table:table-cell office:value-type="float" office:value="33">
            <text:p>3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0]*(1+0.05*(RAND()*2-1))" office:value-type="float" office:value="0.0654345382439594">
            <text:p>0.0654345382</text:p>
          </table:table-cell>
          <table:table-cell office:value-type="float" office:value="0">
            <text:p>0</text:p>
          </table:table-cell>
          <table:table-cell table:formula="of:=[.F10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KNEE</text:p>
          </table:table-cell>
          <table:table-cell office:value-type="float" office:value="41">
            <text:p>4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1]*(1+0.05*(RAND()*2-1))" office:value-type="float" office:value="0.0642590102491279">
            <text:p>0.0642590102</text:p>
          </table:table-cell>
          <table:table-cell office:value-type="float" office:value="0">
            <text:p>0</text:p>
          </table:table-cell>
          <table:table-cell table:formula="of:=[.F11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FEMUR</text:p>
          </table:table-cell>
          <table:table-cell office:value-type="float" office:value="42">
            <text:p>4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2]*(1+0.05*(RAND()*2-1))" office:value-type="float" office:value="0.0668469452299178">
            <text:p>0.0668469452</text:p>
          </table:table-cell>
          <table:table-cell office:value-type="float" office:value="0">
            <text:p>0</text:p>
          </table:table-cell>
          <table:table-cell table:formula="of:=[.F12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.5">
            <text:p>-2.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G4_HIP</text:p>
          </table:table-cell>
          <table:table-cell office:value-type="float" office:value="43">
            <text:p>4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3]*(1+0.05*(RAND()*2-1))" office:value-type="float" office:value="0.0668265569768846">
            <text:p>0.066826557</text:p>
          </table:table-cell>
          <table:table-cell office:value-type="float" office:value="0">
            <text:p>0</text:p>
          </table:table-cell>
          <table:table-cell table:formula="of:=[.F13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legs.minspeed}</text:p>
          </table:table-cell>
          <table:table-cell office:value-type="string">
            <text:p>${leg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HUMB</text:p>
          </table:table-cell>
          <table:table-cell office:value-type="float" office:value="51">
            <text:p>5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4]*(1+0.05*(RAND()*2-1))" office:value-type="float" office:value="0.0695228291489184">
            <text:p>0.0695228291</text:p>
          </table:table-cell>
          <table:table-cell office:value-type="float" office:value="0">
            <text:p>0</text:p>
          </table:table-cell>
          <table:table-cell table:formula="of:=[.F1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TRIGGER</text:p>
          </table:table-cell>
          <table:table-cell office:value-type="float" office:value="52">
            <text:p>5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5]*(1+0.05*(RAND()*2-1))" office:value-type="float" office:value="0.0670846412734439">
            <text:p>0.0670846413</text:p>
          </table:table-cell>
          <table:table-cell office:value-type="float" office:value="0">
            <text:p>0</text:p>
          </table:table-cell>
          <table:table-cell table:formula="of:=[.F15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MIDDLE</text:p>
          </table:table-cell>
          <table:table-cell office:value-type="float" office:value="53">
            <text:p>5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6]*(1+0.05*(RAND()*2-1))" office:value-type="float" office:value="0.0644517333743473">
            <text:p>0.0644517334</text:p>
          </table:table-cell>
          <table:table-cell office:value-type="float" office:value="0">
            <text:p>0</text:p>
          </table:table-cell>
          <table:table-cell table:formula="of:=[.F16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RING</text:p>
          </table:table-cell>
          <table:table-cell office:value-type="float" office:value="54">
            <text:p>5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7]*(1+0.05*(RAND()*2-1))" office:value-type="float" office:value="0.0664224605541676">
            <text:p>0.0664224606</text:p>
          </table:table-cell>
          <table:table-cell office:value-type="float" office:value="0">
            <text:p>0</text:p>
          </table:table-cell>
          <table:table-cell table:formula="of:=[.F17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FOREARM_ROTATE</text:p>
          </table:table-cell>
          <table:table-cell office:value-type="float" office:value="55">
            <text:p>55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8]*(1+0.05*(RAND()*2-1))" office:value-type="float" office:value="0.0683413656335324">
            <text:p>0.0683413656</text:p>
          </table:table-cell>
          <table:table-cell office:value-type="float" office:value="0">
            <text:p>0</text:p>
          </table:table-cell>
          <table:table-cell table:formula="of:=[.F18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ELBOW</text:p>
          </table:table-cell>
          <table:table-cell office:value-type="float" office:value="56">
            <text:p>56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19]*(1+0.05*(RAND()*2-1))" office:value-type="float" office:value="0.0667463213919351">
            <text:p>0.0667463214</text:p>
          </table:table-cell>
          <table:table-cell office:value-type="float" office:value="0">
            <text:p>0</text:p>
          </table:table-cell>
          <table:table-cell table:formula="of:=[.F19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BICEP_ROTATE</text:p>
          </table:table-cell>
          <table:table-cell office:value-type="float" office:value="57">
            <text:p>57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0]*(1+0.05*(RAND()*2-1))" office:value-type="float" office:value="0.0699916423701992">
            <text:p>0.0699916424</text:p>
          </table:table-cell>
          <table:table-cell office:value-type="float" office:value="0">
            <text:p>0</text:p>
          </table:table-cell>
          <table:table-cell table:formula="of:=[.F20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-120">
            <text:p>-1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UD</text:p>
          </table:table-cell>
          <table:table-cell office:value-type="float" office:value="58">
            <text:p>58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1]*(1+0.05*(RAND()*2-1))" office:value-type="float" office:value="0.065555352565522">
            <text:p>0.0655553526</text:p>
          </table:table-cell>
          <table:table-cell office:value-type="float" office:value="0">
            <text:p>0</text:p>
          </table:table-cell>
          <table:table-cell table:formula="of:=[.F21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EFTARM_SHOULDER_IO</text:p>
          </table:table-cell>
          <table:table-cell office:value-type="float" office:value="59">
            <text:p>59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2]*(1+0.05*(RAND()*2-1))" office:value-type="float" office:value="0.0682563762366772">
            <text:p>0.0682563762</text:p>
          </table:table-cell>
          <table:table-cell office:value-type="float" office:value="0">
            <text:p>0</text:p>
          </table:table-cell>
          <table:table-cell table:formula="of:=[.F22]*(1+0.05*(RAND()*2-1))" office:value-type="float" office:value="0">
            <text:p>0</text:p>
          </table:table-cell>
          <table:table-cell office:value-type="float" office:value="3.6875">
            <text:p>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HUMB</text:p>
          </table:table-cell>
          <table:table-cell office:value-type="float" office:value="61">
            <text:p>6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3]*(1+0.05*(RAND()*2-1))" office:value-type="float" office:value="0.0662653572795292">
            <text:p>0.0662653573</text:p>
          </table:table-cell>
          <table:table-cell office:value-type="float" office:value="0">
            <text:p>0</text:p>
          </table:table-cell>
          <table:table-cell table:formula="of:=[.F23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TRIGGER</text:p>
          </table:table-cell>
          <table:table-cell office:value-type="float" office:value="62">
            <text:p>62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4]*(1+0.05*(RAND()*2-1))" office:value-type="float" office:value="0.0635504724054287">
            <text:p>0.0635504724</text:p>
          </table:table-cell>
          <table:table-cell office:value-type="float" office:value="0">
            <text:p>0</text:p>
          </table:table-cell>
          <table:table-cell table:formula="of:=[.F2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80">
            <text:p>-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MIDDLE</text:p>
          </table:table-cell>
          <table:table-cell office:value-type="float" office:value="63">
            <text:p>6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5]*(1+0.05*(RAND()*2-1))" office:value-type="float" office:value="0.0665076510546108">
            <text:p>0.0665076511</text:p>
          </table:table-cell>
          <table:table-cell office:value-type="float" office:value="0">
            <text:p>0</text:p>
          </table:table-cell>
          <table:table-cell table:formula="of:=[.F25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RING</text:p>
          </table:table-cell>
          <table:table-cell office:value-type="float" office:value="64">
            <text:p>6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6]*(1+0.05*(RAND()*2-1))" office:value-type="float" office:value="0.0675605875533074">
            <text:p>0.0675605876</text:p>
          </table:table-cell>
          <table:table-cell office:value-type="float" office:value="0">
            <text:p>0</text:p>
          </table:table-cell>
          <table:table-cell table:formula="of:=[.F26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FOREARM_ROTATE</text:p>
          </table:table-cell>
          <table:table-cell office:value-type="float" office:value="65">
            <text:p>65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7]*(1+0.05*(RAND()*2-1))" office:value-type="float" office:value="0.0653373185855647">
            <text:p>0.0653373186</text:p>
          </table:table-cell>
          <table:table-cell office:value-type="float" office:value="0">
            <text:p>0</text:p>
          </table:table-cell>
          <table:table-cell table:formula="of:=[.F27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36.875">
            <text:p>-36.8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ELBOW</text:p>
          </table:table-cell>
          <table:table-cell office:value-type="float" office:value="66">
            <text:p>66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8]*(1+0.05*(RAND()*2-1))" office:value-type="float" office:value="0.0689116903798034">
            <text:p>0.0689116904</text:p>
          </table:table-cell>
          <table:table-cell office:value-type="float" office:value="0">
            <text:p>0</text:p>
          </table:table-cell>
          <table:table-cell table:formula="of:=[.F28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BICEP_ROTATE</text:p>
          </table:table-cell>
          <table:table-cell office:value-type="float" office:value="67">
            <text:p>67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29]*(1+0.05*(RAND()*2-1))" office:value-type="float" office:value="0.0686682916836192">
            <text:p>0.0686682917</text:p>
          </table:table-cell>
          <table:table-cell office:value-type="float" office:value="0">
            <text:p>0</text:p>
          </table:table-cell>
          <table:table-cell table:formula="of:=[.F29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-20">
            <text:p>-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UD</text:p>
          </table:table-cell>
          <table:table-cell office:value-type="float" office:value="68">
            <text:p>68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0]*(1+0.05*(RAND()*2-1))" office:value-type="float" office:value="0.063470142679289">
            <text:p>0.0634701427</text:p>
          </table:table-cell>
          <table:table-cell office:value-type="float" office:value="0">
            <text:p>0</text:p>
          </table:table-cell>
          <table:table-cell table:formula="of:=[.F30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RIGHTARM_SHOULDER_IO</text:p>
          </table:table-cell>
          <table:table-cell office:value-type="float" office:value="69">
            <text:p>69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1]*(1+0.05*(RAND()*2-1))" office:value-type="float" office:value="0.0677540125045925">
            <text:p>0.0677540125</text:p>
          </table:table-cell>
          <table:table-cell office:value-type="float" office:value="0">
            <text:p>0</text:p>
          </table:table-cell>
          <table:table-cell table:formula="of:=[.F31]*(1+0.05*(RAND()*2-1))" office:value-type="float" office:value="0">
            <text:p>0</text:p>
          </table:table-cell>
          <table:table-cell office:value-type="float" office:value="-3.6875">
            <text:p>-3.687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${arms.minspeed}</text:p>
          </table:table-cell>
          <table:table-cell office:value-type="string">
            <text:p>${arms.maxspeed}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WAIST</text:p>
          </table:table-cell>
          <table:table-cell office:value-type="float" office:value="91">
            <text:p>91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2]*(1+0.05*(RAND()*2-1))" office:value-type="float" office:value="0.0642814985383302">
            <text:p>0.0642814985</text:p>
          </table:table-cell>
          <table:table-cell office:value-type="float" office:value="0">
            <text:p>0</text:p>
          </table:table-cell>
          <table:table-cell table:formula="of:=[.F32]*(1+0.05*(RAND()*2-1)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2">
            <text:p>-1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UD</text:p>
          </table:table-cell>
          <table:table-cell office:value-type="float" office:value="94">
            <text:p>94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3]*(1+0.05*(RAND()*2-1))" office:value-type="float" office:value="0.0642214263882488">
            <text:p>0.0642214264</text:p>
          </table:table-cell>
          <table:table-cell office:value-type="float" office:value="0">
            <text:p>0</text:p>
          </table:table-cell>
          <table:table-cell table:formula="of:=[.F33]*(1+0.05*(RAND()*2-1))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NECKLR</text:p>
          </table:table-cell>
          <table:table-cell office:value-type="float" office:value="93">
            <text:p>93</text:p>
          </table:table-cell>
          <table:table-cell office:value-type="string">
            <text:p>${servos.type}</text:p>
          </table:table-cell>
          <table:table-cell table:formula="of:=1/15" office:value-type="float" office:value="0.0666666666666667">
            <text:p>0.0666666667</text:p>
          </table:table-cell>
          <table:table-cell table:formula="of:=[.D34]*(1+0.05*(RAND()*2-1))" office:value-type="float" office:value="0.0682499499650051">
            <text:p>0.06824995</text:p>
          </table:table-cell>
          <table:table-cell office:value-type="float" office:value="0">
            <text:p>0</text:p>
          </table:table-cell>
          <table:table-cell table:formula="of:=[.F34]*(1+0.05*(RAND()*2-1)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175">
            <text:p>175</text:p>
          </table:table-cell>
        </table:table-row>
        <table:table-row table:style-name="ro2" table:number-rows-repeated="1048541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8T13:00:59</dc:date>
    <meta:generator>LibreOffice/3.5$Linux_X86_64 LibreOffice_project/350m1$Build-2</meta:generator>
    <meta:editing-duration>P0D</meta:editing-duration>
    <meta:editing-cycles>4</meta:editing-cycles>
    <meta:document-statistic meta:table-count="1" meta:cell-count="510" meta:object-count="0"/>
  </office:meta>
</office:document-meta>
</file>